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NSRBLHandler.check( SMTP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NSRBL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setBlacklist( String [ ] black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getJunkHandlerData( SM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NSRBLHandler.getJunkScore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setWhitelist( String [ ] whit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service( ServiceManager service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checkDNSRBL( SMTPSession session , String ipAddres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NSRBLHandler.onConnect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configure( Configuration handlerConfigurat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NSRBLHandl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RBL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NSRBLHandler.setGetDetail( boolean get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